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Pictures/20000018000006A600000F708809950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533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3.096cm"/>
    </style:style>
    <style:style style:name="co7" style:family="table-column">
      <style:table-column-properties fo:break-before="auto" style:column-width="2.561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Sabbia_20_vagliata_20_0-4_20_naturale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="0.035cm solid #000000"/>
    </style:style>
    <style:style style:name="ce6" style:family="table-cell" style:parent-style-name="Excel_20_Built-in_20_Normal">
      <style:table-cell-properties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19" table:default-cell-style-name="Excel_20_Built-in_20_Normal"/>
        <table:table-row table:style-name="ro1">
          <table:table-cell table:style-name="ce1" office:value-type="string">
            <text:p>Diametro(<text:span text:style-name="T1">µm)</text:span></text:p>
          </table:table-cell>
          <table:table-cell table:style-name="ce1" office:value-type="string">
            <text:p>Trattenuto(g)</text:p>
          </table:table-cell>
          <table:table-cell table:style-name="ce1" office:value-type="string">
            <text:p>Tara(g)</text:p>
          </table:table-cell>
          <table:table-cell table:style-name="ce3" office:value-type="string">
            <text:p>Trattenuto Netto(g)</text:p>
          </table:table-cell>
          <table:table-cell table:style-name="ce3" office:value-type="string">
            <text:p>Trattenuto%</text:p>
          </table:table-cell>
          <table:table-cell table:style-name="ce3" office:value-type="string">
            <text:p><text:s/>Passante(g)</text:p>
          </table:table-cell>
          <table:table-cell table:style-name="ce3" office:value-type="string">
            <text:p>Passante %</text:p>
          </table:table-cell>
          <table:table-cell table:number-columns-repeated="1017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3.5">
            <text:p>3,5</text:p>
          </table:table-cell>
          <table:table-cell office:value-type="float" office:value="2.905">
            <text:p>2,905</text:p>
          </table:table-cell>
          <table:table-cell table:formula="of:=[.B2]-[.C2]" office:value-type="float" office:value="0.595">
            <text:p>0,595</text:p>
          </table:table-cell>
          <table:table-cell table:formula="of:=[.D2]/[.D11]*100" office:value-type="float" office:value="0.201787258575958">
            <text:p>0,2017872586</text:p>
          </table:table-cell>
          <table:table-cell table:formula="of:=[.D11]-[.D2]" office:value-type="float" office:value="294.27">
            <text:p>294,27</text:p>
          </table:table-cell>
          <table:table-cell table:formula="of:=[.F2]/[.D11]*100" office:value-type="float" office:value="99.798212741424">
            <text:p>99,7982127414</text:p>
          </table:table-cell>
          <table:table-cell table:number-columns-repeated="1017"/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6.7">
            <text:p>6,7</text:p>
          </table:table-cell>
          <table:table-cell office:value-type="float" office:value="2.78">
            <text:p>2,78</text:p>
          </table:table-cell>
          <table:table-cell table:formula="of:=[.B3]-[.C3]" office:value-type="float" office:value="3.92">
            <text:p>3,92</text:p>
          </table:table-cell>
          <table:table-cell table:formula="of:=[.D3]/[.D11]*100" office:value-type="float" office:value="1.32942193885337">
            <text:p>1,3294219389</text:p>
          </table:table-cell>
          <table:table-cell table:formula="of:=[.F2]-[.D3]" office:value-type="float" office:value="290.35">
            <text:p>290,35</text:p>
          </table:table-cell>
          <table:table-cell table:formula="of:=[.F3]/[.D11]*100" office:value-type="float" office:value="98.4687908025706">
            <text:p>98,4687908026</text:p>
          </table:table-cell>
          <table:table-cell table:number-columns-repeated="1017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1">
            <text:p>11</text:p>
          </table:table-cell>
          <table:table-cell office:value-type="float" office:value="2.4">
            <text:p>2,4</text:p>
          </table:table-cell>
          <table:table-cell table:formula="of:=[.B4]-[.C4]" office:value-type="float" office:value="8.6">
            <text:p>8,6</text:p>
          </table:table-cell>
          <table:table-cell table:formula="of:=[.D4]/[.D11]*100" office:value-type="float" office:value="2.91658894748444">
            <text:p>2,9165889475</text:p>
          </table:table-cell>
          <table:table-cell table:formula="of:=[.F3]-[.D4]" office:value-type="float" office:value="281.75">
            <text:p>281,75</text:p>
          </table:table-cell>
          <table:table-cell table:formula="of:=[.F4]/[.D11]*100" office:value-type="float" office:value="95.5522018550862">
            <text:p>95,5522018551</text:p>
          </table:table-cell>
          <table:table-cell table:number-columns-repeated="1017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34.5">
            <text:p>34,5</text:p>
          </table:table-cell>
          <table:table-cell office:value-type="float" office:value="2.85">
            <text:p>2,85</text:p>
          </table:table-cell>
          <table:table-cell table:formula="of:=[.B5]-[.C5]" office:value-type="float" office:value="31.65">
            <text:p>31,65</text:p>
          </table:table-cell>
          <table:table-cell table:formula="of:=[.D5]/[.D11]*100" office:value-type="float" office:value="10.7337256032422">
            <text:p>10,7337256032</text:p>
          </table:table-cell>
          <table:table-cell table:formula="of:=[.F4]-[.D5]" office:value-type="float" office:value="250.1">
            <text:p>250,1</text:p>
          </table:table-cell>
          <table:table-cell table:formula="of:=[.F5]/[.D11]*100" office:value-type="float" office:value="84.818476251844">
            <text:p>84,8184762518</text:p>
          </table:table-cell>
          <table:table-cell table:number-columns-repeated="1017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36.7">
            <text:p>36,7</text:p>
          </table:table-cell>
          <table:table-cell office:value-type="float" office:value="2.785">
            <text:p>2,785</text:p>
          </table:table-cell>
          <table:table-cell table:formula="of:=[.B6]-[.C6]" office:value-type="float" office:value="33.915">
            <text:p>33,915</text:p>
          </table:table-cell>
          <table:table-cell table:formula="of:=[.D6]/[.D11]*100" office:value-type="float" office:value="11.5018737388296">
            <text:p>11,5018737388</text:p>
          </table:table-cell>
          <table:table-cell table:formula="of:=[.F5]-[.D6]" office:value-type="float" office:value="216.185">
            <text:p>216,185</text:p>
          </table:table-cell>
          <table:table-cell table:formula="of:=[.F6]/[.D11]*100" office:value-type="float" office:value="73.3166025130144">
            <text:p>73,316602513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4.8">
            <text:p>114,8</text:p>
          </table:table-cell>
          <table:table-cell office:value-type="float" office:value="2.46">
            <text:p>2,46</text:p>
          </table:table-cell>
          <table:table-cell table:formula="of:=[.B7]-[.C7]" office:value-type="float" office:value="112.34">
            <text:p>112,34</text:p>
          </table:table-cell>
          <table:table-cell table:formula="of:=[.D7]/[.D11]*100" office:value-type="float" office:value="38.0987909721398">
            <text:p>38,0987909721</text:p>
          </table:table-cell>
          <table:table-cell table:formula="of:=[.F6]-[.D7]" office:value-type="float" office:value="103.845">
            <text:p>103,845</text:p>
          </table:table-cell>
          <table:table-cell table:formula="of:=[.F7]/[.D11]*100" office:value-type="float" office:value="35.2178115408746">
            <text:p>35,2178115409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.5">
            <text:p>7,5</text:p>
          </table:table-cell>
          <table:table-cell office:value-type="float" office:value="2.875">
            <text:p>2,875</text:p>
          </table:table-cell>
          <table:table-cell table:formula="of:=[.B8]-[.C8]" office:value-type="float" office:value="4.625">
            <text:p>4,625</text:p>
          </table:table-cell>
          <table:table-cell table:formula="of:=[.D8]/[.D11]*100" office:value-type="float" office:value="1.56851440489716">
            <text:p>1,5685144049</text:p>
          </table:table-cell>
          <table:table-cell table:formula="of:=[.F7]-[.D8]" office:value-type="float" office:value="99.2199999999999">
            <text:p>99,22</text:p>
          </table:table-cell>
          <table:table-cell table:formula="of:=[.F8]/[.D11]*100" office:value-type="float" office:value="33.6492971359775">
            <text:p>33,649297136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.6">
            <text:p>7,6</text:p>
          </table:table-cell>
          <table:table-cell office:value-type="float" office:value="2.73">
            <text:p>2,73</text:p>
          </table:table-cell>
          <table:table-cell table:formula="of:=[.B9]-[.C9]" office:value-type="float" office:value="4.87">
            <text:p>4,87</text:p>
          </table:table-cell>
          <table:table-cell table:formula="of:=[.D9]/[.D11]*100" office:value-type="float" office:value="1.65160327607549">
            <text:p>1,6516032761</text:p>
          </table:table-cell>
          <table:table-cell table:formula="of:=[.F8]-[.D9]" office:value-type="float" office:value="94.3499999999999">
            <text:p>94,35</text:p>
          </table:table-cell>
          <table:table-cell table:formula="of:=[.F9]/[.D11]*100" office:value-type="float" office:value="31.997693859902">
            <text:p>31,9976938599</text:p>
          </table:table-cell>
          <table:table-cell table:number-columns-repeated="1017"/>
        </table:table-row>
        <table:table-row table:style-name="ro2">
          <table:table-cell office:value-type="string">
            <text:p>F</text:p>
          </table:table-cell>
          <table:table-cell office:value-type="float" office:value="97.1">
            <text:p>97,1</text:p>
          </table:table-cell>
          <table:table-cell office:value-type="float" office:value="2.75">
            <text:p>2,75</text:p>
          </table:table-cell>
          <table:table-cell table:formula="of:=[.B10]-[.C10]" office:value-type="float" office:value="94.35">
            <text:p>94,35</text:p>
          </table:table-cell>
          <table:table-cell table:formula="of:=[.D10]/[.D11]*100" office:value-type="float" office:value="31.997693859902">
            <text:p>31,9976938599</text:p>
          </table:table-cell>
          <table:table-cell table:formula="of:=[.F9]-[.D10]" office:value-type="float" office:value="0">
            <text:p>0</text:p>
          </table:table-cell>
          <table:table-cell table:formula="of:=[.F10]/[.D11]*100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TOTALE</text:p>
          </table:table-cell>
          <table:table-cell table:number-columns-repeated="2"/>
          <table:table-cell table:formula="of:=SUM([.D2:.D10])" office:value-type="float" office:value="294.865">
            <text:p>294,865</text:p>
          </table:table-cell>
          <table:table-cell table:formula="of:=SUM([.E2:.E10])" office:value-type="float" office:value="100">
            <text:p>100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>
            <draw:frame table:end-cell-address="Foglio1.H34" table:end-x="1.593cm" table:end-y="0.195cm" draw:z-index="0" draw:style-name="gr1" draw:text-style-name="P1" svg:width="16.011cm" svg:height="8.991cm" svg:x="1.002cm" svg:y="0.092cm">
              <draw:object draw:notify-on-update-of-ranges="Foglio1.A2:Foglio1.A9 Foglio1.G2:Foglio1.G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maflex 300" table:style-name="ta2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22" table:default-cell-style-name="Excel_20_Built-in_20_Normal"/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>
            <text:p>Diametro(µm)</text:p>
          </table:table-cell>
          <table:table-cell table:style-name="ce6" office:value-type="string">
            <text:p>Passante %</text:p>
            <draw:frame table:end-cell-address="'Permaflex 300'.B11" table:end-x="2.063cm" table:end-y="0.468cm" draw:z-index="0" draw:name="Immagini 1" draw:style-name="gr2" draw:text-style-name="P1" svg:width="1.701cm" svg:height="3.951cm" svg:x="0.362cm" svg:y="0.497cm">
              <draw:image xlink:href="Pictures/20000018000006A600000F708809950F.svm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table-cell table:style-name="ce5" office:value-type="float" office:value="500">
            <text:p>500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5" office:value-type="float" office:value="355">
            <text:p>355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5" office:value-type="float" office:value="300">
            <text:p>300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5" office:value-type="float" office:value="250">
            <text:p>250</text:p>
          </table:table-cell>
          <table:table-cell table:style-name="ce5"/>
          <table:table-cell/>
          <table:table-cell table:style-name="ce1"/>
          <table:table-cell table:number-columns-repeated="1020"/>
        </table:table-row>
        <table:table-row table:style-name="ro2">
          <table:table-cell table:style-name="ce5" office:value-type="float" office:value="212">
            <text:p>212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5" office:value-type="float" office:value="100">
            <text:p>100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5" office:value-type="float" office:value="80">
            <text:p>80</text:p>
          </table:table-cell>
          <table:table-cell table:style-name="ce5"/>
          <table:table-cell table:number-columns-repeated="1022"/>
        </table:table-row>
        <table:table-row table:style-name="ro2">
          <table:table-cell table:style-name="ce5" office:value-type="float" office:value="63">
            <text:p>63</text:p>
          </table:table-cell>
          <table:table-cell table:style-name="ce5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>
            <draw:frame table:end-cell-address="'Permaflex 300'.I33" table:end-x="0.755cm" table:end-y="0.323cm" draw:z-index="1" draw:style-name="gr1" draw:text-style-name="P1" svg:width="16.011cm" svg:height="8.991cm" svg:x="0.586cm" svg:y="0.22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ella3" table:target-range-address="'Permaflex 300'.A3:'Permaflex 300'.B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3/05/2016</text:date>, <text:time>15.53.4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bbia_20_vagliata_20_0-4_20_naturale" style:display-name="PageStyle_Sabbia vagliata 0-4 natura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3T15:53:44.75</dc:date>
    <meta:document-statistic meta:table-count="2" meta:cell-count="83" meta:object-count="3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it" number:country="IT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92cm" xlink:href=".." xlink:type="simple" chart:class="chart:scatter" chart:style-name="ch1">
        <chart:title svg:x="6.203cm" svg:y="0.315cm" chart:style-name="ch2">
          <text:p>PERMAFLEX 300</text:p>
        </chart:title>
        <chart:legend chart:legend-position="end" svg:x="13.054cm" svg:y="4.184cm" style:legend-expansion="high" chart:style-name="ch3"/>
        <chart:plot-area chart:style-name="ch4" table:cell-range-address="Foglio1.A2:Foglio1.A9 Foglio1.G2:Foglio1.G9" svg:x="1.358cm" svg:y="1.631cm" svg:width="11.056cm" svg:height="6.174cm">
          <chartooo:coordinate-region svg:x="2.165cm" svg:y="1.843cm" svg:width="9.969cm" svg:height="5.289cm"/>
          <chart:axis chart:dimension="x" chart:name="primary-x" chart:style-name="ch5">
            <chart:title svg:x="5.77cm" svg:y="7.985cm" chart:style-name="ch6">
              <text:p>Diametro (µm)</text:p>
            </chart:title>
          </chart:axis>
          <chart:axis chart:dimension="y" chart:name="primary-y" chart:style-name="ch5">
            <chart:title svg:x="0.451cm" svg:y="5.767cm" chart:style-name="ch7">
              <text:p>Passante (%)</text:p>
            </chart:title>
            <chart:grid chart:style-name="ch8" chart:class="major"/>
          </chart:axis>
          <chart:series chart:style-name="ch9" chart:values-cell-range-address="Foglio1.G2:Foglio1.G9" chart:class="chart:scatter">
            <chart:domain table:cell-range-address="Foglio1.A2:Foglio1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Foglio1.A2:Foglio1.A9</svg:desc>
                </draw:g>
              </table:table-cell>
              <table:table-cell office:value-type="float" office:value="99.798212741424">
                <text:p>99.798212741424</text:p>
                <draw:g>
                  <svg:desc>Foglio1.G2:Foglio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5">
                <text:p>355</text:p>
              </table:table-cell>
              <table:table-cell office:value-type="float" office:value="98.4687908025706">
                <text:p>98.4687908025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95.5522018550862">
                <text:p>95.5522018550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84.818476251844">
                <text:p>84.818476251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2">
                <text:p>212</text:p>
              </table:table-cell>
              <table:table-cell office:value-type="float" office:value="73.3166025130144">
                <text:p>73.3166025130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5.2178115408746">
                <text:p>35.2178115408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33.6492971359775">
                <text:p>33.6492971359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31.997693859902">
                <text:p>31.997693859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it" number:country="IT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92cm" xlink:href="." xlink:type="simple" chart:class="chart:scatter" chart:style-name="ch1">
        <chart:title svg:x="6.203cm" svg:y="0.315cm" chart:style-name="ch2">
          <text:p>PERMAFLEX 300</text:p>
        </chart:title>
        <chart:legend chart:legend-position="end" svg:x="13.054cm" svg:y="4.184cm" style:legend-expansion="high" chart:style-name="ch3"/>
        <chart:plot-area chart:style-name="ch4" chart:data-source-has-labels="both" svg:x="1.358cm" svg:y="1.631cm" svg:width="11.056cm" svg:height="6.174cm">
          <chartooo:coordinate-region svg:x="2.165cm" svg:y="1.843cm" svg:width="9.969cm" svg:height="5.289cm"/>
          <chart:axis chart:dimension="x" chart:name="primary-x" chart:style-name="ch5" chartooo:axis-type="auto">
            <chart:title svg:x="5.77cm" svg:y="7.985cm" chart:style-name="ch6">
              <text:p>Diametro (µm)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5.767cm" chart:style-name="ch7">
              <text:p>Passante (%)</text:p>
            </chart:title>
            <chart:grid chart:style-name="ch8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</table:table-cell>
              <table:table-cell office:value-type="float" office:value="99.798212741424">
                <text:p>99.7982127414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5">
                <text:p>355</text:p>
              </table:table-cell>
              <table:table-cell office:value-type="float" office:value="98.4687908025706">
                <text:p>98.4687908025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95.5522018550862">
                <text:p>95.5522018550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84.818476251844">
                <text:p>84.818476251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2">
                <text:p>212</text:p>
              </table:table-cell>
              <table:table-cell office:value-type="float" office:value="73.3166025130144">
                <text:p>73.3166025130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5.2178115408746">
                <text:p>35.2178115408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33.6492971359775">
                <text:p>33.6492971359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31.997693859902">
                <text:p>31.9976938599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